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2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2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Entities and Value Types</text:span></text:p>
      <text:p text:style-name="P1"><text:span text:style-name="T1"/></text:p>
      <text:p text:style-name="P2"><text:span text:style-name="T2">Objective of Hibernate is support for fine-grained domain models,</text:span></text:p>
      <text:p text:style-name="P2"><text:span text:style-name="T2">In crude terms, fine-grained means more classes than tables.</text:span></text:p>
      <text:p text:style-name="P2"><text:span text:style-name="T2">Instead of representing the two addresses as six string-valued properties of the User class. It’s much better to model<text:s text:c="2"/>this<text:s text:c="2"/>using<text:s text:c="2"/>an<text:s text:c="2"/>Address<text:s text:c="2"/>class,<text:s text:c="2"/>where<text:s text:c="2"/>User<text:s text:c="2"/>has<text:s text:c="2"/>the<text:s text:c="2"/>billingAddress<text:s text:c="2"/>and homeAddress properties, thus using three classes for one table. </text:span></text:p>
      <text:p text:style-name="P2"><text:span text:style-name="T2">If Address is supposed to support shared runtime references, it’s an entity type. If not, it’s likely a value type and hence is dependent on a single reference by an owning entity instance.</text:span></text:p>
      <text:p text:style-name="P2"><text:span text:style-name="T2"/></text:p>
      <text:p text:style-name="P2"><text:span text:style-name="T2">Take your domain model diagram and implement POJOs forall entities and value types. You have to take care of three things: </text:span></text:p>
      <text:p text:style-name="P2"><text:span text:style-name="T2"/></text:p>
      <text:p text:style-name="P2"><text:span text:style-name="T3">Shared references</text:span><text:span text:style-name="T4"/></text:p>
      <text:p text:style-name="P2"><text:span text:style-name="T4">Write your POJO classes in a way that avoids shared refer-ences<text:s text:c="2"/>to<text:s text:c="2"/>value<text:s text:c="2"/>type<text:s text:c="2"/>instances.<text:s text:c="2"/>For<text:s text:c="2"/>example,<text:s text:c="2"/>make<text:s text:c="2"/>sure<text:s text:c="2"/>an<text:s text:c="2"/>Address<text:s text:c="2"/>objectcan be referenced by only one User. For example, make it immutable andenforce the relationship with the Address constructor. </text:span></text:p>
      <text:p text:style-name="P2"><text:span text:style-name="T4"/></text:p>
      <text:p text:style-name="P2"><text:span text:style-name="T5">Lifecycle<text:s text:c="2"/>dependencies</text:span><text:span text:style-name="T6"><text:s/></text:span><text:span text:style-name="T7"/></text:p>
      <text:p text:style-name="P2"><text:span text:style-name="T8">As<text:s text:c="2"/>discussed,<text:s text:c="2"/>the<text:s text:c="2"/>lifecycle<text:s text:c="2"/>of<text:s text:c="2"/>a<text:s text:c="2"/>value-type<text:s text:c="2"/>instance<text:s text:c="2"/>isbound<text:s text:c="2"/>to<text:s text:c="2"/>that<text:s text:c="2"/>of<text:s text:c="2"/>its<text:s text:c="2"/>owning<text:s text:c="2"/>entity<text:s text:c="2"/>instance.<text:s text:c="2"/>If<text:s text:c="2"/>a<text:s text:c="2"/>User<text:s text:c="2"/>object<text:s text:c="2"/>is<text:s text:c="2"/>deleted,<text:s text:c="2"/>itsAddress dependent object(s) have to be deleted as well.</text:span></text:p>
      <text:p text:style-name="P2"><text:span text:style-name="T8"/></text:p>
      <text:p text:style-name="P2"><text:span text:style-name="T9">Identity</text:span><text:span text:style-name="T10"/></text:p>
      <text:p text:style-name="P2"><text:span text:style-name="T10">Entity classes need an identifier property in almost all cases. User-defined<text:s text:c="2"/>value-type<text:s text:c="2"/>classes<text:s text:c="2"/>(and<text:s text:c="2"/>JDK<text:s text:c="2"/>classes)<text:s text:c="2"/>don’t<text:s text:c="2"/>have<text:s text:c="2"/>an<text:s text:c="2"/>identifier<text:s text:c="2"/>prop-erty, because instances are identified through the owning entity.</text:span></text:p>
      <text:p text:style-name="P2"><text:span text:style-name="T10"/></text:p>
      <text:p text:style-name="P2"><text:span text:style-name="T11">Object identity</text:span><text:span text:style-name="T12">, ==, is a notion defined by the Java virtual machine. Two objectreferences are identical if they point to the same memory location. </text:span></text:p>
      <text:p text:style-name="P2"><text:span text:style-name="T12"/></text:p>
      <text:p text:style-name="P2"><text:span text:style-name="T13">O</text:span><text:span text:style-name="T14">bject<text:s text:c="2"/>equality<text:s text:c="2"/></text:span><text:span text:style-name="T15">is<text:s text:c="2"/>a<text:s text:c="2"/>notion<text:s text:c="2"/>defined<text:s text:c="2"/>by<text:s text:c="2"/>classes<text:s text:c="2"/>that<text:s text:c="2"/>imple-ment<text:s text:c="2"/>the<text:s text:c="2"/>equals()<text:s text:c="2"/>method,<text:s text:c="2"/>sometimes<text:s text:c="2"/>also<text:s text:c="2"/>referred<text:s text:c="2"/>to<text:s text:c="2"/>as<text:s text:c="2"/>equivalence.<text:s text:c="2"/>Equiva-lence<text:s text:c="2"/>means<text:s text:c="2"/>that<text:s text:c="2"/>two<text:s text:c="2"/>different<text:s text:c="2"/>(nonidentical)<text:s text:c="2"/>objects<text:s text:c="2"/>have<text:s text:c="2"/>the<text:s text:c="2"/>same<text:s text:c="2"/>value.<text:s text:c="2"/>Twodifferent<text:s text:c="2"/>instances<text:s text:c="2"/>of<text:s text:c="2"/>String<text:s text:c="2"/>are<text:s text:c="2"/>equal<text:s text:c="2"/>if<text:s text:c="2"/>they<text:s text:c="2"/>represent<text:s text:c="2"/>the<text:s text:c="2"/>same<text:s text:c="2"/>sequence<text:s text:c="2"/>ofcharacters, even though they each have their own location in the memory space</text:span><text:span text:style-name="T16"><text:s/></text:span><text:span text:style-name="T17">of the virtual machine. </text:span></text:p>
      <text:p text:style-name="P2"><text:span text:style-name="T17"/></text:p>
      <text:p text:style-name="P2"><text:span text:style-name="T17">With object/relational persistence, a per-sistent<text:s text:c="2"/>object<text:s text:c="2"/>is<text:s text:c="2"/>an<text:s text:c="2"/>in-memory<text:s text:c="2"/>representation<text:s text:c="2"/>of<text:s text:c="2"/>a<text:s text:c="2"/>particular<text:s text:c="2"/>row<text:s text:c="2"/>of<text:s text:c="2"/>a<text:s text:c="2"/>database</text:span><text:span text:style-name="T18"><text:s/></text:span><text:span text:style-name="T19">table.</text:span></text:p>
      <text:p text:style-name="P2"><text:span text:style-name="T19"/></text:p>
      <text:p text:style-name="P2"><text:span text:style-name="T19">Objects are identical if they occupy the same memory location in the JVM.This<text:s text:c="2"/>can<text:s text:c="2"/>be<text:s text:c="2"/>checked<text:s text:c="2"/>by<text:s text:c="2"/>using<text:s text:c="2"/>the<text:s text:c="2"/>==<text:s text:c="2"/>operator.<text:s text:c="2"/></text:span><text:span text:style-name="T20">This<text:s text:c="2"/>concept<text:s text:c="2"/>is<text:s text:c="2"/>known<text:s text:c="2"/>as</text:span><text:span text:style-name="T21"><text:s/></text:span><text:span text:style-name="T22">object identity.<text:s/></text:span><text:span text:style-name="T23"/></text:p>
      <text:p text:style-name="P2"><text:span text:style-name="T23"/></text:p>
      <text:p text:style-name="P2"><text:span text:style-name="T24">■</text:span><text:span text:style-name="T25">Objects<text:s text:c="3"/>are<text:s text:c="3"/>equal<text:s text:c="3"/>if<text:s text:c="3"/>they<text:s text:c="3"/>have<text:s text:c="3"/>the<text:s text:c="3"/>same<text:s text:c="3"/>value,<text:s text:c="3"/>as<text:s text:c="3"/>defined<text:s text:c="3"/>by<text:s text:c="3"/>theequals(Objecto)<text:s text:c="3"/>method.<text:s text:c="3"/>Classes<text:s text:c="3"/>that<text:s text:c="3"/>don’t<text:s text:c="3"/>explicitly<text:s text:c="3"/>override<text:s text:c="3"/>thismethod<text:s text:c="2"/>inherit<text:s text:c="2"/>the<text:s text:c="2"/>implementation<text:s text:c="2"/>defined<text:s text:c="2"/>by<text:s text:c="2"/>java.lang.Object,<text:s text:c="2"/>whichcompares object identity.<text:s/></text:span><text:span text:style-name="T26">This concept is known as equality.</text:span><text:span text:style-name="T27"/></text:p>
      <text:p text:style-name="P2"><text:span text:style-name="T27"/></text:p>
      <text:p text:style-name="P2"><text:span text:style-name="T27"><text:s/></text:span><text:span text:style-name="T28">■</text:span><text:span text:style-name="T29">Objects<text:s text:c="2"/>stored<text:s text:c="2"/>in<text:s text:c="2"/>a<text:s text:c="2"/>relational<text:s text:c="2"/>database<text:s text:c="2"/>are<text:s text:c="2"/>identical<text:s text:c="2"/>if<text:s text:c="2"/>they<text:s text:c="2"/>represent<text:s text:c="2"/>thesame<text:s text:c="2"/>row<text:s text:c="2"/>or,<text:s text:c="2"/>equivalently,<text:s text:c="2"/>if<text:s text:c="2"/>they<text:s text:c="2"/>share<text:s text:c="2"/>the<text:s text:c="2"/>same<text:s text:c="2"/>table<text:s text:c="2"/>and<text:s text:c="2"/>primary<text:s text:c="2"/>keyvalue.<text:s/></text:span><text:span text:style-name="T30">This concept is known as database identity. </text:span></text:p>
      <text:p text:style-name="P2"><text:span text:style-name="T30"/></text:p>
      <text:p text:style-name="P2"><text:span text:style-name="T30">Hibernate exposes database identity to the application in two ways: </text:span></text:p>
      <text:p text:style-name="P2"><text:span text:style-name="T31">■</text:span><text:span text:style-name="T32">The value of the identifier property of a persistent instance</text:span></text:p>
      <text:p text:style-name="P2"><text:span text:style-name="T32">The value of the identifier property of a persistent instance </text:span></text:p>
      <text:p text:style-name="P2"><text:span text:style-name="T32"/></text:p>
      <text:p text:style-name="P2"><text:span text:style-name="T33">■</text:span><text:span text:style-name="T34">The value returned by Session.getIdentifier(Object entity)</text:span></text:p>
      <text:p text:style-name="P2"><text:span text:style-name="T34"/></text:p>
      <text:p text:style-name="P2"><text:span text:style-name="T34">Automatic dirty checking (an object with modifications that haven’t yetbeen propagated to the database is considered dirty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